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84.25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ro8" style:family="table-row">
      <style:table-row-properties style:row-height="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29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8" table:default-cell-style-name="ce29"/>
        <table:table-column table:style-name="co9" table:default-cell-style-name="ce29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8" office:value-type="string" calcext:value-type="string">
            <text:p>Pre-cosmetic approval (BI)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28" office:value-type="string" calcext:value-type="string">
            <text:p>Cosmetic Approval (Y/N)</text:p>
          </table:table-cell>
          <table:table-cell table:style-name="ce28" office:value-type="string" calcext:value-type="string">
            <text:p>Approved for cluster production (M.S.)</text:p>
          </table:table-cell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1.0.2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N (reslice, top artifacts)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2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4.5.0.4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3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4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2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3.1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1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8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3</text:p>
          </table:table-cell>
          <table:table-cell table:style-name="ce20" office:value-type="string" calcext:value-type="string">
            <text:p>Y</text:p>
          </table:table-cell>
          <table:table-cell table:style-name="ce20"/>
          <table:table-cell table:style-name="ce28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2</text:p>
          </table:table-cell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3</text:p>
          </table:table-cell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 office:value-type="string" calcext:value-type="string">
            <text:p>N(reslice)(support)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1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 office:value-type="string" calcext:value-type="string">
            <text:p>N(reslice)(warp)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0</text:p>
          </table:table-cell>
          <table:table-cell table:style-name="ce20"/>
          <table:table-cell table:style-name="ce28" table:number-columns-repeated="2"/>
        </table:table-row>
        <table:table-row table:style-name="ro4">
          <table:table-cell table:style-name="ce17"/>
          <table:table-cell table:style-name="ce18"/>
          <table:table-cell table:style-name="ce28"/>
          <table:table-cell table:style-name="ce20"/>
          <table:table-cell table:style-name="ce28" table:number-columns-repeated="2"/>
        </table:table-row>
        <table:table-row table:style-name="ro4" table:number-rows-repeated="1048540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  <table:database-ranges>
        <table:database-range table:name="__Anonymous_Sheet_DB__1" table:target-range-address="'For R&amp;D build'.A1:'For R&amp;D build'.F35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/00/0000</text:date>, <text:time style:data-style-name="N2" text:time-value="08:51:06.8427902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8-31T09:12:52.458241503</dc:date>
    <meta:editing-duration>PT12H6M56S</meta:editing-duration>
    <meta:editing-cycles>73</meta:editing-cycles>
    <meta:generator>LibreOffice/5.0.4.2$Linux_X86_64 LibreOffice_project/2b9802c1994aa0b7dc6079e128979269cf95bc78</meta:generator>
    <meta:print-date>2016-08-30T07:52:13.369252005</meta:print-date>
    <meta:document-statistic meta:table-count="2" meta:cell-count="257" meta:object-count="0"/>
  </office:meta>
</office:document-meta>
</file>